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4.15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64.49pt" fo:break-before="auto" style:use-optimal-row-height="true"/>
    </style:style>
    <style:style style:name="ro4" style:family="table-row">
      <style:table-row-properties style:row-height="80.25pt" fo:break-before="auto" style:use-optimal-row-height="true"/>
    </style:style>
    <style:style style:name="ro5" style:family="table-row">
      <style:table-row-properties style:row-height="32.8pt" fo:break-before="auto" style:use-optimal-row-height="true"/>
    </style:style>
    <style:style style:name="ro6" style:family="table-row">
      <style:table-row-properties style:row-height="48.76pt" fo:break-before="auto" style:use-optimal-row-height="true"/>
    </style:style>
    <style:style style:name="ro7" style:family="table-row">
      <style:table-row-properties style:row-height="143.26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In addition</text:p>
          </table:table-cell>
          <table:table-cell table:style-name="ce2"/>
          <table:table-cell office:value-type="string" calcext:value-type="string">
            <text:p>The company provides cheap Internet access. In addition, it makes shareware freely availabl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itionally</text:p>
          </table:table-cell>
          <table:table-cell/>
          <table:table-cell office:value-type="string" calcext:value-type="string">
            <text:p>A new contract is in place. Additionally, staff will be offered a bonus sche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thermore</text:p>
          </table:table-cell>
          <table:table-cell/>
          <table:table-cell office:value-type="string" calcext:value-type="string">
            <text:p>He is old and unpopular. Furthermore, he has at best only two years of political life ahead of him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eover</text:p>
          </table:table-cell>
          <table:table-cell/>
          <table:table-cell office:value-type="string" calcext:value-type="string">
            <text:p>The rent is reasonable and, moreover, the location is perfec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at’s more</text:p>
          </table:table-cell>
          <table:table-cell/>
          <table:table-cell office:value-type="string" calcext:value-type="string">
            <text:p>I’ve been fortunate to find a career that I love and, what's more, I get well paid for i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ly</text:p>
          </table:table-cell>
          <table:table-cell office:value-type="string" calcext:value-type="string">
            <text:p>ˈiːkwəli</text:p>
          </table:table-cell>
          <table:table-cell office:value-type="string" calcext:value-type="string">
            <text:p>В равной степени</text:p>
            <text:p>We want the economy to grow, but equally we want low inflatio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ikewise</text:p>
          </table:table-cell>
          <table:table-cell/>
          <table:table-cell office:value-type="string" calcext:value-type="string">
            <text:p>Таким же образом, точно так же</text:p>
            <text:p>The clams were delicious. Likewise, the eggplant was excellent.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On top of (all) that</text:p>
          </table:table-cell>
          <table:table-cell/>
          <table:table-cell office:value-type="string" calcext:value-type="string">
            <text:p>в добавок ко всему (отрицательно)</text:p>
            <text:p>On top of everything else, I now have to go to work next Saturday!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lus</text:p>
          </table:table-cell>
          <table:table-cell/>
          <table:table-cell office:value-type="string" calcext:value-type="string">
            <text:p>There are numerous clubs, plus a casino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nd so on</text:p>
          </table:table-cell>
          <table:table-cell/>
          <table:table-cell office:value-type="string" calcext:value-type="string">
            <text:p>и т. д.</text:p>
            <text:p>You can do things for your health in the way of diet, exercise, good lifestyle, not smoking and so on.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and so on and so forth</text:p>
          </table:table-cell>
          <table:table-cell/>
          <table:table-cell office:value-type="string" calcext:value-type="string">
            <text:p>и т. д. И т. п.</text:p>
            <text:p>She started telling me about her bad back, her migraines, and so forth.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into the bargain</text:p>
          </table:table-cell>
          <table:table-cell office:value-type="string" calcext:value-type="string">
            <text:p>ˈbɑːɡɪn</text:p>
          </table:table-cell>
          <table:table-cell office:value-type="string" calcext:value-type="string">
            <text:p>в дополнение</text:p>
            <text:p>I am now tired, cold, and hungry, with a headache into the bargain.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bargain</text:p>
          </table:table-cell>
          <table:table-cell/>
          <table:table-cell office:value-type="string" calcext:value-type="string">
            <text:p>торговаться</text:p>
            <text:p>workers bargaining for better pay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o boot</text:p>
          </table:table-cell>
          <table:table-cell/>
          <table:table-cell office:value-type="string" calcext:value-type="string">
            <text:p>in additon</text:p>
            <text:p>She was a great sportswoman, and beautiful to boo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urther to</text:p>
          </table:table-cell>
          <table:table-cell/>
          <table:table-cell office:value-type="string" calcext:value-type="string">
            <text:p>в дополнении, в письме в начале</text:p>
            <text:p>Further to your letter of February 5th, we can confirm your order.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 additon to</text:p>
          </table:table-cell>
          <table:table-cell/>
          <table:table-cell office:value-type="string" calcext:value-type="string">
            <text:p>In addition to his movie work, Redford is known as a champion of environmental cause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longside</text:p>
          </table:table-cell>
          <table:table-cell/>
          <table:table-cell office:value-type="string" calcext:value-type="string">
            <text:p> 1) in comparison with something</text:p>
            <text:p>His achievement may seem small alongside the great triumphs of 20th-century technology.</text:p>
            <text:p>2) Наряду</text:p>
            <text:p> Alongside her full-time job as a dentist, she do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s well as</text:p>
          </table:table-cell>
          <table:table-cell/>
          <table:table-cell office:value-type="string" calcext:value-type="string">
            <text:p>in addtion</text:p>
            <text:p>Why don’t you come along as well?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esides</text:p>
          </table:table-cell>
          <table:table-cell/>
          <table:table-cell office:value-type="string" calcext:value-type="string">
            <text:p>1) used when adding another reason</text:p>
            <text:p>I need the money. And besides, when I agree to do something, I do it.</text:p>
            <text:p>2) кроме (addition)</text:p>
            <text:p>Besides myself, the only English people there were Keith and Doreen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part from</text:p>
          </table:table-cell>
          <table:table-cell/>
          <table:table-cell office:value-type="string" calcext:value-type="string">
            <text:p>1) кроме (except for)</text:p>
            <text:p>We didn’t see anyone all day, apart from a couple of kids on the beach.</text:p>
            <text:p>2) and </text:p>
            <text:p>Apart from having a salary, he also has</text:p>
            <text:p>a private income.</text:p>
            <text:p/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along/together with</text:p>
          </table:table-cell>
          <table:table-cell/>
          <table:table-cell office:value-type="string" calcext:value-type="string">
            <text:p>вместе с</text:p>
            <text:p>Jo Evans was there, along with  a few other people who I didn’t know.</text:p>
          </table:table-cell>
          <table:table-cell table:number-columns-repeated="1021"/>
        </table:table-row>
        <table:table-row table:style-name="ro8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01:05:38.907704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31M10S</meta:editing-duration>
    <meta:editing-cycles>8</meta:editing-cycles>
    <meta:generator>LibreOffice/6.0.7.3$Linux_X86_64 LibreOffice_project/00m0$Build-3</meta:generator>
    <dc:date>2021-08-28T01:06:09.810281019</dc:date>
    <meta:document-statistic meta:table-count="1" meta:cell-count="44" meta:object-count="0"/>
    <meta:template xlink:type="simple" xlink:actuate="onRequest" xlink:title="vocabularyUnit" xlink:href="../../../../Templates/vocabularyUnit.ots" meta:date="2021-07-23T23:09:37.744245147"/>
  </office:meta>
</office:document-meta>
</file>